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2010000028A00000096FA47D8FCAF497EAD.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7D00000136C7A0EC32843181B9.png" manifest:media-type="image/png"/>
  <manifest:file-entry manifest:full-path="Pictures/10000201000003CA000002D82AEFE89540FCC6C7.png" manifest:media-type="image/png"/>
  <manifest:file-entry manifest:full-path="Pictures/10000000000007800000043827575E195C8A4729.png" manifest:media-type="image/png"/>
  <manifest:file-entry manifest:full-path="Pictures/100002010000028A000000963EF3EFA72DDD3078.png" manifest:media-type="image/png"/>
  <manifest:file-entry manifest:full-path="Pictures/1000020100000320000002587BEF1178B58A6843.png" manifest:media-type="image/png"/>
  <manifest:file-entry manifest:full-path="Pictures/1000000000000500000002D0867C2326CCEACC8C.jpg" manifest:media-type="image/jpeg"/>
  <manifest:file-entry manifest:full-path="Pictures/10000201000003A7000002BC02B2364B1EA0E5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subtitle">
      <style:graphic-properties draw:fill-color="#ffffff" draw:textarea-vertical-align="top" fo:min-height="14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style:text-properties fo:font-weight="bold" style:font-weight-asian="bold" style:font-weight-complex="bold"/>
    </style:style>
    <style:style style:name="P12" style:family="paragraph">
      <loext:graphic-properties draw:fill-color="#ffffff"/>
      <style:text-properties fo:font-weight="bold" style:font-weight-asian="bold" style:font-weight-complex="bold"/>
    </style:style>
    <style:style style:name="P13" style:family="paragraph">
      <style:text-properties fo:font-size="26pt" fo:font-weight="normal" style:font-size-asian="26pt" style:font-weight-asian="normal" style:font-size-complex="26pt" style:font-weight-complex="normal"/>
    </style:style>
    <style:style style:name="P14" style:family="paragraph">
      <style:text-properties fo:font-size="28.1000003814697pt"/>
    </style:style>
    <style:style style:name="P15" style:family="paragraph">
      <style:text-properties fo:font-weight="normal" style:font-weight-asian="normal" style:font-weight-complex="normal"/>
    </style:style>
    <style:style style:name="P16" style:family="paragraph">
      <style:text-properties fo:font-size="26pt" style:font-size-asian="26pt" style:font-size-complex="26pt"/>
    </style:style>
    <style:style style:name="P17" style:family="paragraph">
      <loext:graphic-properties draw:fill-color="#ffffff"/>
      <style:text-properties fo:font-size="26pt" style:font-size-asian="26pt" style:font-size-complex="26pt"/>
    </style:style>
    <style:style style:name="P18" style:family="paragraph">
      <style:paragraph-properties fo:text-align="start"/>
      <style:text-properties fo:font-size="12pt" style:font-size-complex="12pt"/>
    </style:style>
    <style:style style:name="P19" style:family="paragraph">
      <loext:graphic-properties draw:fill-color="#ffffff"/>
      <style:paragraph-properties fo:text-align="start"/>
      <style:text-properties fo:font-size="24pt" style:font-size-asian="24pt" style:font-size-complex="24pt"/>
    </style:style>
    <style:style style:name="P20" style:family="paragraph">
      <style:text-properties fo:font-size="22pt" style:font-size-asian="22pt" style:font-size-complex="22pt"/>
    </style:style>
    <style:style style:name="P21" style:family="paragraph">
      <loext:graphic-properties draw:fill-color="#ffffff"/>
      <style:text-properties fo:font-size="22pt" style:font-size-asian="22pt" style:font-size-complex="22pt"/>
    </style:style>
    <style:style style:name="P22"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DVB-T USB Stick - SDR</text:p>
              </text:list-item>
              <text:list-item>
                <text:p>Gnuradio mit Airprobe</text:p>
                <text:p/>
                <text:p/>
                <text:p><text:span text:style-name="T4"/></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2AEFE89540FCC6C7.png" xlink:type="simple" xlink:show="embed" xlink:actuate="onLoad">
            <text:p/>
          </draw:image>
        </draw:frame>
        <draw:frame draw:style-name="gr4" draw:text-style-name="P5" draw:layer="layout" svg:width="6.68cm" svg:height="1.541cm" svg:x="18.212cm" svg:y="8.89cm">
          <draw:image xlink:href="Pictures/100002010000028A00000096FA47D8FCAF497EA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958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C7A0EC32843181B9.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und Demodulation) in Software 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WETTERDATEN </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office:forms form:automatic-focus="false" form:apply-design-mode="false"/>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office:forms form:automatic-focus="false" form:apply-design-mode="false"/>
        <draw:frame presentation:style-name="pr4" draw:layer="layout" svg:width="26cm" svg:height="2.663cm" svg:x="1cm" svg:y="0.837cm" presentation:class="title">
          <draw:text-box>
            <text:p>Verkabelung</text:p>
          </draw:text-box>
        </draw:frame>
        <draw:frame draw:style-name="gr10" draw:text-style-name="P5" draw:layer="layout" svg:width="19.396cm" svg:height="15.218cm" svg:x="3.21cm" svg:y="4.594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office:forms form:automatic-focus="false" form:apply-design-mode="false"/>
        <draw:frame presentation:style-name="pr12" draw:text-style-name="P12" draw:layer="layout" svg:width="26cm" svg:height="12.348cm" svg:x="1cm" svg:y="0.837cm" presentation:class="subtitle">
          <draw:text-box>
            <text:p text:style-name="P11"><text:span text:style-name="T12">Verwendete Software</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text:span text:style-name="T12">gr-gsm</text:span></text:p>
          </draw:text-box>
        </draw:frame>
        <draw:frame presentation:style-name="pr6" draw:text-style-name="P13" draw:layer="layout" svg:width="26cm" svg:height="14cm" svg:x="1cm" svg:y="5.5cm" presentation:class="outline" presentation:user-transformed="true">
          <draw:text-box>
            <text:list text:style-name="L4">
              <text:list-item>
                <text:p text:style-name="P13"><text:span text:style-name="T13">Das </text:span><text:span text:style-name="T14">gr-gsm</text:span><text:span text:style-name="T13">-Projekt basiert auf dem gsm-reciever, </text:span><text:span text:style-name="T13">welcher von </text:span><text:span text:style-name="T14">Piotr Krysik</text:span><text:span text:style-name="T13"> (außerdem auch der </text:span><text:span text:style-name="T13">Hauptauthor von gr-gsm) für das </text:span><text:span text:style-name="T14">Airprobe</text:span><text:span text:style-name="T13">-Projekt </text:span><text:span text:style-name="T13">geschrieben wurde.</text:span></text:p>
              </text:list-item>
              <text:list-item>
                <text:p text:style-name="P13"><text:span text:style-name="T13">Das Ziel ist es, eine Reihe von Tools bereitzustellen </text:span><text:span text:style-name="T13">zum Empfangen der Informationen, welche von GSM </text:span><text:span text:style-name="T13">equipment/devices gesendet werden.</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0" draw:layer="layout" svg:width="16.799cm" svg:height="13.825cm" svg:x="2.1cm" svg:y="14.107cm" presentation:class="notes" presentation:user-transformed="true">
            <draw:text-box>
              <text:p text:style-name="P14">-Das gr-gsm Projekt stützt auf den Arbeiten von Piotr Krysik, welcher zuvor schon für das Airprobe Projekt den gsm-reciever geschrieben hatte. </text:p>
              <text:p text:style-name="P14"/>
              <text:p text:style-name="P14">- Bietet eine Reihe von Tools, zur Empfangung von ausgesendeten GSM Daten, in unserem Fall die Basisstationen (BCCH)</text:p>
              <text:p text:style-name="P14"/>
            </draw:text-box>
          </draw:frame>
        </presentation:notes>
      </draw:page>
      <draw:page draw:name="page14"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5" draw:layer="layout" svg:width="26cm" svg:height="14cm" svg:x="1cm" svg:y="5.5cm" presentation:class="outline">
          <draw:text-box>
            <text:list text:style-name="L4">
              <text:list-item>
                <text:p text:style-name="P15"><text:span text:style-name="T15">grgsm_decode (old name: airprobe_decode.py)</text:span><text:span text:style-name="T16"> - </text:span><text:span text:style-name="T16">Programm zum dekodieren von BCCHs, welches am </text:span><text:span text:style-name="T16">ehesten der Funktionalität des alten gsm-reciever aus </text:span><text:span text:style-name="T16">dem Airprobe-Projekt entspricht. Besitzt die Fähigkeit </text:span><text:span text:style-name="T16">signalling channels und traffic channels mit Sprache zu </text:span><text:span text:style-name="T16">dekodieren </text:span><text:span text:style-name="T16">(Analyse der Daten kann mit Wireshark </text:span><text:span text:style-name="T16">durchgeführt werden, dekodierter Sound wird in einer </text:span><text:span text:style-name="T16">Audio-Datei gespeichert).</text:span></text:p>
              </text:list-item>
              <text:list-item>
                <text:p text:style-name="P15"><text:span text:style-name="T15">grgsm_livemon (old name: airprobe_rtlsdr.py)</text:span><text:span text:style-name="T16"> - </text:span><text:span text:style-name="T16">interaktiver Monitor eines einzelnen BCCHs mit Analyse, </text:span><text:span text:style-name="T16">durchgeführt von Wireshark.</text:span></text:p>
              </text:list-item>
              <text:list-item>
                <text:p text:style-name="P15"><text:span text:style-name="T15">grgsm_scanner (old name: </text:span><text:span text:style-name="T15">airprobe_rtlsdr_scanner.py)</text:span><text:span text:style-name="T16"> - </text:span><text:span text:style-name="T17">Eine Applikation, welche </text:span><text:span text:style-name="T17">das GSM Band scannt und die Informationen über die </text:span><text:span text:style-name="T17">Basisstationen in der Umgebung ausgibt.</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17" draw:layer="layout" svg:width="16.799cm" svg:height="16.006cm" svg:x="2.1cm" svg:y="14.107cm" presentation:class="notes" presentation:user-transformed="true">
            <draw:text-box>
              <text:p text:style-name="P16"><text:span text:style-name="T18">- grgsm_decode: übernimmt die Funktion des alten gsm-recievers, kann signalling und traffic channel dekodieren</text:span></text:p>
              <text:p text:style-name="P16"><text:span text:style-name="T18"/></text:p>
              <text:p text:style-name="P16"><text:span text:style-name="T18">- grgsm_livemon: öffnet ein interaktives Fenster mit Amplitudenspektrum </text:span></text:p>
              <text:p text:style-name="P16"><text:span text:style-name="T18"/></text:p>
              <text:p text:style-name="P16"><text:span text:style-name="T18">- <text:s/>grgsm_scanner: scannt gsm band und gibt Informationen über basisstationen in der Umgebung aus </text:span></text:p>
              <text:p text:style-name="P16"><text:span text:style-name="T18"/></text:p>
              <text:p text:style-name="P16"><text:span text:style-name="T18"/></text:p>
            </draw:text-box>
          </draw:frame>
        </presentation:notes>
      </draw:page>
      <draw:page draw:name="page15"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5" draw:layer="layout" svg:width="26cm" svg:height="14cm" svg:x="1cm" svg:y="5.5cm" presentation:class="outline">
          <draw:text-box>
            <text:list text:style-name="L4">
              <text:list-item>
                <text:p text:style-name="P15"><text:span text:style-name="T15">grgsm_capture (old name: </text:span><text:span text:style-name="T15">airprobe_rtlsdr_capture.py)</text:span><text:span text:style-name="T16"> - Programm zum </text:span><text:span text:style-name="T16">speichern eines GSM Signals in eine Datei, welche später </text:span><text:span text:style-name="T16">durch grgsm_decode verarbeitet werden kann.</text:span></text:p>
              </text:list-item>
              <text:list-item>
                <text:p text:style-name="P15"><text:span text:style-name="T15">grgsm_channelize (old name: gsm_channelize.py)</text:span><text:span text:style-name="T16"> – </text:span><text:span text:style-name="T16">teilt wideband-capture-Datei in mehrere Dateien, welche </text:span><text:span text:style-name="T16">jeweils einen einzelnen GSM Kanal beinhalten.</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17" draw:layer="layout" svg:width="16.799cm" svg:height="13.364cm" svg:x="2.1cm" svg:y="14.107cm" presentation:class="notes">
            <draw:text-box>
              <text:p text:style-name="P16"><text:span text:style-name="T18">- grgsm_capture: speichert gsm signal in eine Datei, welche später mit decode verarbeitet werden kann</text:span></text:p>
              <text:p text:style-name="P16"><text:span text:style-name="T18"/></text:p>
              <text:p text:style-name="P16"><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9"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18"><text:span text:style-name="T19"/></text:p>
              </text:list-item>
              <text:list-item>
                <text:p text:style-name="P18"><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0" draw:layer="layout" svg:width="16.799cm" svg:height="16.987cm" svg:x="2.1cm" svg:y="14.107cm" presentation:class="notes" presentation:user-transformed="true">
            <draw:text-box>
              <text:p text:style-name="P14"><text:span text:style-name="T20">- GnuRadio ist ein freies open-source Entwicklungstool mit dem sich signal processing Blöcke in der eigenen GUI grc als flowgraph verbinden lassen um SDR zu implementieren</text:span></text:p>
              <text:p text:style-name="P14"><text:span text:style-name="T20"/></text:p>
              <text:p text:style-name="P14"><text:span text:style-name="T20">- Gnu Radio kann mit kostengünstiger SDR-Hardware, in unserem Fall DVBT-Dongle, oder als eine Art Simulationsumgebung. </text:span></text:p>
              <text:p text:style-name="P14"><text:span text:style-name="T20"/></text:p>
              <text:p text:style-name="P14"><text:span text:style-name="T20">- Applikationen können entweder C++ oder Python geschrieben werden, zusätzlich können dadurch fehlende Blöcke auch jederzeit hinzugefügt werden. </text:span></text:p>
              <text:p text:style-name="P14"/>
              <text:p text:style-name="P14"/>
              <text:p text:style-name="P14"/>
            </draw:text-box>
          </draw:frame>
        </presentation:notes>
      </draw:page>
      <draw:page draw:name="page1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9"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 text:style-name="P14"><text:span text:style-name="T20">- Einige der vielen Blöcke, welche GNU Radio bietet sind z.B: digitale Modulations- und Demodulationsverfahren, digitale Filter, verschiedene Darstellung von z.b. Zeit und Frequenz, Frequenzspektren etc.</text:span></text:p>
              <text:p text:style-name="P14"/>
              <text:p text:style-name="P14"/>
              <text:p text:style-name="P14"/>
            </draw:text-box>
          </draw:frame>
        </presentation:notes>
      </draw:page>
      <draw:page draw:name="page18"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Operating System</text:p>
          </draw:text-box>
        </draw:frame>
        <draw:frame presentation:style-name="pr6" draw:text-style-name="P15" draw:layer="layout" svg:width="26cm" svg:height="14cm" svg:x="1cm" svg:y="5.5cm" presentation:class="outline">
          <draw:text-box>
            <text:list text:style-name="L4">
              <text:list-item>
                <text:p text:style-name="P15"><text:span text:style-name="T13">Empfohlenenes Betriebssystem war das </text:span><text:span text:style-name="T14">Raspbian </text:span><text:span text:style-name="T14">Jessie</text:span><text:span text:style-name="T13">, jedoch nach dem öfteren Versuchen mit </text:span><text:span text:style-name="T13">verschiedenen Ansätzen konnte hier keine </text:span><text:span text:style-name="T13">Funktionalität aller Programme erzielt werden.</text:span></text:p>
                <text:p text:style-name="P15"><text:span text:style-name="T13">→ </text:span><text:span text:style-name="T13">Testen verschiedener anderer Versionen und OS </text:span><text:span text:style-name="T13">führte schließlich zu einer funktionsfähigen </text:span><text:span text:style-name="T13">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02B2364B1EA0E51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21" draw:layer="layout" svg:width="16.799cm" svg:height="14.433cm" svg:x="2.1cm" svg:y="14.107cm" presentation:class="notes" presentation:user-transformed="true">
            <draw:text-box>
              <text:p text:style-name="P20"><text:span text:style-name="T20">- Anleitung → Raspbian Jessie, jedoch waren die Programme nicht alle funktionsfähig </text:span></text:p>
              <text:p text:style-name="P20"><text:span text:style-name="T20">→ </text:span><text:span text:style-name="T20">Verschiedene Ansätze zum lösen der Probleme brachten kein Ergebnis</text:span></text:p>
              <text:p text:style-name="P20"><text:span text:style-name="T20">→ </text:span><text:span text:style-name="T20">weiterer Versuch war auf ältere Versionen zurück zu gehen und Airprobe zu installieren, jedoch fanden sich auch hier keine Lösungen</text:span></text:p>
              <text:p text:style-name="P20"><text:span text:style-name="T20"/></text:p>
              <text:p text:style-name="P20"><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text:span><text:span text:style-name="T17">Informationen über die Basisstationen in der Umgebung </text:span><text:span text:style-name="T17">ausgibt.</text:span></text:p>
                <text:p><text:span text:style-name="T16">→ </text:span><text:span text:style-name="T16">Anwendung gibt einen Informationsstring des BCCH </text:span><text:span text:style-name="T16">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office:forms form:automatic-focus="false" form:apply-design-mode="false"/>
        <draw:frame presentation:style-name="pr4" draw:text-style-name="P22"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text:span><text:span text:style-name="T13">Strings in einem Fenster darstellt.</text:span></text:p>
                <text:list>
                  <text:list-item>
                    <text:p><text:span text:style-name="T18">GUI wird über Python mit der PyQt4 Bibliothek </text:span><text:span text:style-name="T18">realisiert</text:span></text:p>
                  </text:list-item>
                </text:list>
              </text:list-item>
              <text:list-item>
                <text:p><text:span text:style-name="T13">Gescannte BCCH-Strings werden zusätzlich in eine </text:span><text:span text:style-name="T13">Textfile hinterlegt und in der Konsole ausgegeben.</text:span></text:p>
              </text:list-item>
              <text:list-item>
                <text:p><text:span text:style-name="T13">Während der grgsm_scanner nach den BCCHs scannt, </text:span><text:span text:style-name="T13">läuft die GUI im Hintergrund und wird mit den nach </text:span><text:span text:style-name="T13">und nach gefundenen Channels erweitert.</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21" draw:layer="layout" svg:width="16.799cm" svg:height="13.364cm" svg:x="2.1cm" svg:y="14.107cm" presentation:class="notes">
            <draw:text-box>
              <text:p text:style-name="P20"><text:span text:style-name="T20">- grgsm_scanner erweitert mit einer GUI, welche durch die PyQt4 Bibliothek realisiert wurde</text:span></text:p>
              <text:p text:style-name="P20"><text:span text:style-name="T20"/></text:p>
              <text:p text:style-name="P20"><text:span text:style-name="T20">- Informationen werden neben der GUI auch in der Konsole dargestellt und zusätzlich noch in eine Datei hinterlegt für mögliche spätere Bearbeitung</text:span></text:p>
              <text:p text:style-name="P20"><text:span text:style-name="T20"/></text:p>
              <text:p text:style-name="P20"><text:span text:style-name="T20">- Während der scanner auf einem Kern läuft, läuft die GUI über einen anderen Kern und wird nach und nach mit den gefunden Informationen aufgefüllt</text:span></text:p>
            </draw:text-box>
          </draw:frame>
        </presentation:notes>
      </draw:page>
      <draw:page draw:name="page21" draw:style-name="dp1" draw:master-page-name="midnightblue" presentation:presentation-page-layout-name="AL1T32">
        <office:forms form:automatic-focus="false" form:apply-design-mode="false"/>
        <draw:frame presentation:style-name="pr12" draw:text-style-name="P12" draw:layer="layout" svg:width="26cm" svg:height="12.348cm" svg:x="1cm" svg:y="0.837cm" presentation:class="subtitle">
          <draw:text-box>
            <text:p text:style-name="P11"><text:span text:style-name="T12">Vorstellung</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6T19">
        <office:forms form:automatic-focus="false" form:apply-design-mode="false"/>
        <draw:frame presentation:style-name="pr4" draw:layer="layout" svg:width="26cm" svg:height="2.663cm" svg:x="1cm" svg:y="0.837cm" presentation:class="title">
          <draw:text-box>
            <text:p><text:span text:style-name="T12">GUI</text:span></text:p>
          </draw:text-box>
        </draw:frame>
        <draw:frame draw:style-name="gr11" draw:text-style-name="P5" draw:layer="layout" svg:width="16.551cm" svg:height="10.666cm" svg:x="1.017cm" svg:y="4.828cm">
          <draw:image xlink:href="Pictures/1000000000000500000002D0867C2326CCEACC8C.jpg" xlink:type="simple" xlink:show="embed" xlink:actuate="onLoad">
            <text:p/>
          </draw:image>
        </draw:frame>
        <draw:frame draw:style-name="gr12" draw:text-style-name="P5" draw:layer="layout" svg:width="17.457cm" svg:height="11.175cm" svg:x="9.144cm" svg:y="7.621cm">
          <draw:image xlink:href="Pictures/1000000000000500000002D08459B1AA2053507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3"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3" style:font-family-asian="'源ノ角ゴシック Heavy'" style:font-style-name-asian="Heavy" style:font-pitch-asian="variable" style:font-size-asian="32pt" style:font-style-asian="normal" style:font-weight-asian="900"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5T21:11:11.676233893</dc:date>
    <meta:editing-duration>PT5H32M22S</meta:editing-duration>
    <meta:editing-cycles>110</meta:editing-cycles>
    <meta:generator>LibreOffice/5.1.6.2$Linux_X86_64 LibreOffice_project/10m0$Build-2</meta:generator>
    <meta:document-statistic meta:object-count="133"/>
  </office:meta>
</office:document-meta>
</file>